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ff00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line-height="150%" fo:text-align="start" style:justify-single-word="false" fo:background-color="#00ff00">
        <style:background-image/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1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2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3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4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5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6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7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8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9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0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1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2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3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4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5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6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7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8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ff00" style:font-size-asian="10.5pt" style:font-weight-asian="bold" style:font-size-complex="12pt" style:font-weight-complex="bold"/>
    </style:style>
    <style:style style:name="P30" style:family="paragraph" style:parent-style-name="Text_20_body" style:list-style-name="L8">
      <style:paragraph-properties fo:line-height="150%" fo:text-align="start" style:justify-single-word="false" fo:background-color="#00ff00">
        <style:background-image/>
      </style:paragraph-properties>
      <style:text-properties style:font-name="Arial" fo:font-size="12pt" style:font-size-asian="10.5pt" style:font-size-complex="12pt"/>
    </style:style>
    <style:style style:name="P31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32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Fix</text:h>
      <text:p text:style-name="P5"/>
      <text:p text:style-name="P4">Hvad jeg umiddelbart kunne finde at af ting der skulle dokumenteres og ændres.</text:p>
      <text:p text:style-name="P4">Vær fri til at rette andre ting, der er jo jer, der også skal bruge det.</text:p>
      <text:p text:style-name="P4">Note: Kommentarer i interfaces kommer automatisk med i klasser, der implementerer den, undtagen hvis overskrevet i klassen.</text:p>
      <text:h text:style-name="P32" text:outline-level="2">Filerne:</text:h>
      <text:p text:style-name="P6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3">ControlSystem:</text:p>
      <text:list xml:id="list28734395" text:style-name="L1">
        <text:list-item>
          <text:p text:style-name="P10">Klassenavn er på dansk.</text:p>
        </text:list-item>
        <text:list-item>
          <text:p text:style-name="P10">Mangler \file.</text:p>
        </text:list-item>
        <text:list-item>
          <text:p text:style-name="P10">Måske irellevant ekstra header information.</text:p>
        </text:list-item>
      </text:list>
      <text:p text:style-name="P3">Factory:</text:p>
      <text:list xml:id="list28742584" text:style-name="L2">
        <text:list-item>
          <text:p text:style-name="P11">\file.</text:p>
        </text:list-item>
        <text:list-item>
          <text:p text:style-name="P11">Måske irellevant ekstra header information.</text:p>
        </text:list-item>
      </text:list>
      <text:p text:style-name="P3">ThreadHandling:</text:p>
      <text:list xml:id="list28723599" text:style-name="L3">
        <text:list-item>
          <text:p text:style-name="P12">file.</text:p>
        </text:list-item>
        <text:list-item>
          <text:p text:style-name="P12">Måske irellevant ekstra header information.</text:p>
        </text:list-item>
        <text:list-item>
          <text:p text:style-name="P12">Flytte noget af header informationen til selve klassen.</text:p>
        </text:list-item>
        <text:list-item>
          <text:p text:style-name="P12">ThreadHolder beskrivelse.</text:p>
        </text:list-item>
      </text:list>
      <text:p text:style-name="P2">Wrapper:(Cong)</text:p>
      <text:list xml:id="list28746707" text:style-name="L4">
        <text:list-item>
          <text:p text:style-name="P17">Kommentarer for vektorer.</text:p>
        </text:list-item>
      </text:list>
      <text:p text:style-name="P1">Robot: ( Søren )</text:p>
      <text:list xml:id="list28715551" text:style-name="L5">
        <text:list-item>
          <text:p text:style-name="P22">Interface kommentarer.</text:p>
        </text:list-item>
        <text:list-item>
          <text:p text:style-name="P22">Enum kommentarer.</text:p>
        </text:list-item>
      </text:list>
      <text:p text:style-name="P3"><text:soft-page-break/>PositionViewModel: (Cong)</text:p>
      <text:list xml:id="list28737182" text:style-name="L6">
        <text:list-item>
          <text:p text:style-name="P15">Generelt dokumentation.</text:p>
        </text:list-item>
        <text:list-item>
          <text:p text:style-name="P15">[Placering fil kan samtidig rettes.]</text:p>
        </text:list-item>
      </text:list>
      <text:p text:style-name="P3">PositionModel: (Cong)</text:p>
      <text:list xml:id="list28743402" text:style-name="L7">
        <text:list-item>
          <text:p text:style-name="P16">Generelt dokumentation.</text:p>
        </text:list-item>
      </text:list>
      <text:p text:style-name="P9">IDLL:(Cong)</text:p>
      <text:list xml:id="list28731613" text:style-name="L8">
        <text:list-item>
          <text:p text:style-name="P30">Kommentarer.</text:p>
        </text:list-item>
      </text:list>
      <text:p text:style-name="P1">DLL:(Cong)</text:p>
      <text:list xml:id="list28724728" text:style-name="L9">
        <text:list-item>
          <text:p text:style-name="P23">Generelt dokumentation.</text:p>
        </text:list-item>
      </text:list>
      <text:p text:style-name="P2">SQLReader(Sam og René):</text:p>
      <text:list xml:id="list28724093" text:style-name="L10">
        <text:list-item>
          <text:p text:style-name="P18">Generelt dokumentation.</text:p>
        </text:list-item>
      </text:list>
      <text:p text:style-name="P3">SQLHandler:</text:p>
      <text:list xml:id="list28726112" text:style-name="L11">
        <text:list-item>
          <text:p text:style-name="P13">\file.</text:p>
        </text:list-item>
        <text:list-item>
          <text:p text:style-name="P13">Måske irellevant header information.</text:p>
        </text:list-item>
      </text:list>
      <text:p text:style-name="P8">LogEvent:</text:p>
      <text:list xml:id="list28730770" text:style-name="L12">
        <text:list-item>
          <text:p text:style-name="P24">Generelt dokumentation.</text:p>
        </text:list-item>
      </text:list>
      <text:p text:style-name="P2">ISQLReader(Sam og René):</text:p>
      <text:list xml:id="list28733398" text:style-name="L13">
        <text:list-item>
          <text:p text:style-name="P19">Klasse beskrivelse.</text:p>
        </text:list-item>
      </text:list>
      <text:p text:style-name="P3">ISQLHandler:</text:p>
      <text:list xml:id="list28742445" text:style-name="L14">
        <text:list-item>
          <text:p text:style-name="P14">Generelt dokumentation.(Kan tage fra interface og fjerne fra implementation.)</text:p>
        </text:list-item>
      </text:list>
      <text:p text:style-name="P8">ILogEvents:</text:p>
      <text:list xml:id="list28742830" text:style-name="L15">
        <text:list-item>
          <text:p text:style-name="P25">Generelt dokumentation.</text:p>
        </text:list-item>
      </text:list>
      <text:p text:style-name="P7">Databaselog:</text:p>
      <text:list xml:id="list28735437" text:style-name="L16">
        <text:list-item>
          <text:p text:style-name="P26">Generelt dokumentation.</text:p>
        </text:list-item>
      </text:list>
      <text:p text:style-name="P8">Cubes:</text:p>
      <text:list xml:id="list28727547" text:style-name="L17">
        <text:list-item>
          <text:p text:style-name="P27">Klasse beskrivelse.</text:p>
        </text:list-item>
      </text:list>
      <text:p text:style-name="P8"><text:soft-page-break/>Cube:</text:p>
      <text:list xml:id="list28742016" text:style-name="L18">
        <text:list-item>
          <text:p text:style-name="P28">Generelt dokumentation.</text:p>
        </text:list-item>
      </text:list>
      <text:p text:style-name="P2">IDEViewModel(Sam og René):</text:p>
      <text:list xml:id="list28745914" text:style-name="L19">
        <text:list-item>
          <text:p text:style-name="P20">Generelt dokumentation.</text:p>
        </text:list-item>
      </text:list>
      <text:p text:style-name="P2">ViewModelManualSteering(René):</text:p>
      <text:list xml:id="list28746222" text:style-name="L20">
        <text:list-item>
          <text:p text:style-name="P21">Generelt dokumentation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5M25S</meta:editing-duration>
    <meta:editing-cycles>43</meta:editing-cycles>
    <meta:generator>OpenOffice.org/3.3$Win32 OpenOffice.org_project/330m20$Build-9567</meta:generator>
    <dc:date>2012-05-18T09:15:34.42</dc:date>
    <dc:creator>Cong Thanh Dao</dc:creator>
    <meta:document-statistic meta:table-count="0" meta:image-count="0" meta:object-count="0" meta:page-count="3" meta:paragraph-count="55" meta:word-count="214" meta:character-count="1501"/>
    <meta:user-defined meta:name="Info 1"/>
    <meta:user-defined meta:name="Info 2"/>
    <meta:user-defined meta:name="Info 3"/>
    <meta:user-defined meta:name="Info 4"/>
  </office:meta>
</office:document-meta>
</file>